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opacity="100%"/>
    </style:style>
    <style:style style:name="gr2" style:family="graphic" style:parent-style-name="standard">
      <style:graphic-properties draw:stroke="dash" draw:stroke-dash="stroke-dash7" svg:stroke-width="0.07cm" svg:stroke-color="#88d957" draw:stroke-linejoin="round" svg:stroke-linecap="butt" draw:fill="none" fo:padding-top="0.035cm" fo:padding-bottom="0.035cm" fo:padding-left="0.035cm" fo:padding-right="0.035cm"/>
    </style:style>
    <style:style style:name="gr3" style:family="graphic" style:parent-style-name="standard">
      <style:graphic-properties draw:stroke="dash" draw:stroke-dash="stroke-dash7" svg:stroke-width="0.07cm" svg:stroke-color="#57d9a2" draw:stroke-linejoin="round" svg:stroke-linecap="butt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7cm" svg:stroke-color="#c0c0c0" draw:stroke-linejoin="round" svg:stroke-linecap="butt" draw:fill="none" fo:padding-top="0.035cm" fo:padding-bottom="0.035cm" fo:padding-left="0.035cm" fo:padding-right="0.035cm"/>
    </style:style>
    <style:style style:name="gr6" style:family="graphic" style:parent-style-name="standard">
      <style:graphic-properties draw:stroke="solid" svg:stroke-width="0.07cm" svg:stroke-color="#c0c0c0" draw:stroke-linejoin="round" svg:stroke-linecap="butt" draw:fill="solid" draw:fill-color="#c0c0c0" fo:padding-top="0.035cm" fo:padding-bottom="0.035cm" fo:padding-left="0.035cm" fo:padding-right="0.035cm"/>
    </style:style>
    <style:style style:name="gr7" style:family="graphic" style:parent-style-name="standard">
      <style:graphic-properties draw:stroke="dash" draw:stroke-dash="stroke-dash7" svg:stroke-width="0.07cm" svg:stroke-color="#d6d957" draw:stroke-linejoin="round" svg:stroke-linecap="butt" draw:fill="none" fo:padding-top="0.035cm" fo:padding-bottom="0.035cm" fo:padding-left="0.035cm" fo:padding-right="0.035cm"/>
    </style:style>
    <style:style style:name="gr8" style:family="graphic" style:parent-style-name="standard">
      <style:graphic-properties draw:stroke="dash" draw:stroke-dash="stroke-dash7" svg:stroke-width="0.07cm" svg:stroke-color="#bfd957" draw:stroke-linejoin="round" svg:stroke-linecap="butt" draw:fill="none" fo:padding-top="0.035cm" fo:padding-bottom="0.035cm" fo:padding-left="0.035cm" fo:padding-right="0.035cm"/>
    </style:style>
    <style:style style:name="gr9" style:family="graphic" style:parent-style-name="standard">
      <style:graphic-properties draw:stroke="dash" draw:stroke-dash="stroke-dash7" svg:stroke-width="0.07cm" svg:stroke-color="#57d9d9" draw:stroke-linejoin="round" svg:stroke-linecap="butt" draw:fill="none" fo:padding-top="0.035cm" fo:padding-bottom="0.035cm" fo:padding-left="0.035cm" fo:padding-right="0.035cm"/>
    </style:style>
    <style:style style:name="gr10" style:family="graphic" style:parent-style-name="standard">
      <style:graphic-properties draw:stroke="dash" draw:stroke-dash="stroke-dash7" svg:stroke-width="0.07cm" svg:stroke-color="#57d98b" draw:stroke-linejoin="round" svg:stroke-linecap="butt" draw:fill="none" fo:padding-top="0.035cm" fo:padding-bottom="0.035cm" fo:padding-left="0.035cm" fo:padding-right="0.035cm"/>
    </style:style>
    <style:style style:name="gr11" style:family="graphic" style:parent-style-name="standard">
      <style:graphic-properties draw:stroke="dash" draw:stroke-dash="stroke-dash7" svg:stroke-width="0.07cm" svg:stroke-color="#5773d9" draw:stroke-linejoin="round" svg:stroke-linecap="butt" draw:fill="none" fo:padding-top="0.035cm" fo:padding-bottom="0.035cm" fo:padding-left="0.035cm" fo:padding-right="0.035cm"/>
    </style:style>
    <style:style style:name="gr12" style:family="graphic" style:parent-style-name="standard">
      <style:graphic-properties draw:stroke="dash" draw:stroke-dash="stroke-dash7" svg:stroke-width="0.07cm" svg:stroke-color="#57d9c1" draw:stroke-linejoin="round" svg:stroke-linecap="butt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dash" draw:stroke-dash="stroke-dash7" svg:stroke-width="0.07cm" svg:stroke-color="#57c1d9" draw:stroke-linejoin="round" svg:stroke-linecap="butt" draw:fill="none" fo:padding-top="0.035cm" fo:padding-bottom="0.035cm" fo:padding-left="0.035cm" fo:padding-right="0.035cm"/>
    </style:style>
    <style:style style:name="gr14" style:family="graphic" style:parent-style-name="standard">
      <style:graphic-properties draw:stroke="dash" draw:stroke-dash="stroke-dash7" svg:stroke-width="0.07cm" svg:stroke-color="#d9bc57" draw:stroke-linejoin="round" svg:stroke-linecap="butt" draw:fill="none" fo:padding-top="0.035cm" fo:padding-bottom="0.035cm" fo:padding-left="0.035cm" fo:padding-right="0.035cm"/>
    </style:style>
    <style:style style:name="gr15" style:family="graphic" style:parent-style-name="standard">
      <style:graphic-properties draw:stroke="dash" draw:stroke-dash="stroke-dash7" svg:stroke-width="0.07cm" svg:stroke-color="#d95757" draw:stroke-linejoin="round" svg:stroke-linecap="butt" draw:fill="none" fo:padding-top="0.035cm" fo:padding-bottom="0.035cm" fo:padding-left="0.035cm" fo:padding-right="0.035cm"/>
    </style:style>
    <style:style style:name="gr16" style:family="graphic" style:parent-style-name="standard">
      <style:graphic-properties draw:stroke="dash" draw:stroke-dash="stroke-dash7" svg:stroke-width="0.07cm" svg:stroke-color="#d98d57" draw:stroke-linejoin="round" svg:stroke-linecap="butt" draw:fill="none" fo:padding-top="0.035cm" fo:padding-bottom="0.035cm" fo:padding-left="0.035cm" fo:padding-right="0.035cm"/>
    </style:style>
    <style:style style:name="gr17" style:family="graphic" style:parent-style-name="standard">
      <style:graphic-properties draw:stroke="dash" draw:stroke-dash="stroke-dash7" svg:stroke-width="0.07cm" svg:stroke-color="#a7d957" draw:stroke-linejoin="round" svg:stroke-linecap="butt" draw:fill="none" fo:padding-top="0.035cm" fo:padding-bottom="0.035cm" fo:padding-left="0.035cm" fo:padding-right="0.035cm"/>
    </style:style>
    <style:style style:name="gr18" style:family="graphic" style:parent-style-name="standard">
      <style:graphic-properties draw:stroke="dash" draw:stroke-dash="stroke-dash7" svg:stroke-width="0.07cm" svg:stroke-color="#57a2d9" draw:stroke-linejoin="round" svg:stroke-linecap="butt" draw:fill="none" fo:padding-top="0.035cm" fo:padding-bottom="0.035cm" fo:padding-left="0.035cm" fo:padding-right="0.035cm"/>
    </style:style>
    <style:style style:name="gr19" style:family="graphic" style:parent-style-name="standard">
      <style:graphic-properties draw:stroke="dash" draw:stroke-dash="stroke-dash7" svg:stroke-width="0.07cm" svg:stroke-color="#57d973" draw:stroke-linejoin="round" svg:stroke-linecap="butt" draw:fill="none" fo:padding-top="0.035cm" fo:padding-bottom="0.035cm" fo:padding-left="0.035cm" fo:padding-right="0.035cm"/>
    </style:style>
    <style:style style:name="gr20" style:family="graphic" style:parent-style-name="standard">
      <style:graphic-properties draw:stroke="dash" draw:stroke-dash="stroke-dash7" svg:stroke-width="0.07cm" svg:stroke-color="#71d957" draw:stroke-linejoin="round" svg:stroke-linecap="butt" draw:fill="none" fo:padding-top="0.035cm" fo:padding-bottom="0.035cm" fo:padding-left="0.035cm" fo:padding-right="0.035cm"/>
    </style:style>
    <style:style style:name="gr21" style:family="graphic" style:parent-style-name="standard">
      <style:graphic-properties draw:stroke="dash" draw:stroke-dash="stroke-dash7" svg:stroke-width="0.07cm" svg:stroke-color="#59d957" draw:stroke-linejoin="round" svg:stroke-linecap="butt" draw:fill="none" fo:padding-top="0.035cm" fo:padding-bottom="0.035cm" fo:padding-left="0.035cm" fo:padding-right="0.035cm"/>
    </style:style>
    <style:style style:name="gr22" style:family="graphic" style:parent-style-name="standard">
      <style:graphic-properties draw:stroke="dash" draw:stroke-dash="stroke-dash7" svg:stroke-width="0.07cm" svg:stroke-color="#d9a557" draw:stroke-linejoin="round" svg:stroke-linecap="butt" draw:fill="none" fo:padding-top="0.035cm" fo:padding-bottom="0.035cm" fo:padding-left="0.035cm" fo:padding-right="0.035cm"/>
    </style:style>
    <style:style style:name="gr23" style:family="graphic" style:parent-style-name="standard">
      <style:graphic-properties draw:stroke="dash" draw:stroke-dash="stroke-dash7" svg:stroke-width="0.07cm" svg:stroke-color="#578bd9" draw:stroke-linejoin="round" svg:stroke-linecap="butt" draw:fill="none" fo:padding-top="0.035cm" fo:padding-bottom="0.035cm" fo:padding-left="0.035cm" fo:padding-right="0.035cm"/>
    </style:style>
    <style:style style:name="gr24" style:family="graphic" style:parent-style-name="standard">
      <style:graphic-properties draw:stroke="dash" draw:stroke-dash="stroke-dash7" svg:stroke-width="0.07cm" svg:stroke-color="#d96e57" draw:stroke-linejoin="round" svg:stroke-linecap="butt" draw:fill="none" fo:padding-top="0.035cm" fo:padding-bottom="0.035cm" fo:padding-left="0.035cm" fo:padding-right="0.035cm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c0c0c0"/>
    </style:style>
    <style:style style:name="T1" style:family="text">
      <style:text-properties fo:color="#000000" style:font-name="DejaVuSans" fo:font-size="10pt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0.893cm" svg:height="39.271cm" svg:x="-12.7cm" svg:y="-2.159cm" svg:viewBox="0 0 40894 39272" draw:points="0,0 40894,0 40894,39272 0,39272">
          <text:p/>
        </draw:polygon>
        <draw:path draw:style-name="gr2" draw:text-style-name="P2" draw:layer="layout" svg:width="1.905cm" svg:height="1.27cm" svg:x="5.82cm" svg:y="35.701cm" svg:viewBox="0 0 1906 1271" svg:d="M1483 0h-1059c-212 0-424 211-424 423v424c0 212 212 424 424 424h1059c212 0 423-212 423-424v-424c0-212-211-423-423-423z">
          <text:p/>
        </draw:path>
        <draw:path draw:style-name="gr3" draw:text-style-name="P2" draw:layer="layout" svg:width="3.563cm" svg:height="1.27cm" svg:x="4.991cm" svg:y="33.161cm" svg:viewBox="0 0 3564 1271" svg:d="M3141 0h-2716c-213 0-425 211-425 423v424c0 212 212 424 425 424h2716c212 0 423-212 423-424v-424c0-212-211-423-423-423z">
          <text:p/>
        </draw:path>
        <draw:frame draw:style-name="gr4" draw:text-style-name="P4" draw:layer="layout" svg:width="0.413cm" svg:height="0.412cm" svg:x="6.544cm" svg:y="36.097cm">
          <draw:text-box>
            <text:p text:style-name="P3"><text:span text:style-name="T1">all</text:span></text:p>
          </draw:text-box>
        </draw:frame>
        <draw:path draw:style-name="gr5" draw:text-style-name="P2" draw:layer="layout" svg:width="0cm" svg:height="0.902cm" svg:x="6.773cm" svg:y="34.441cm" svg:viewBox="0 0 0 903" svg:d="M0 0c0 272 0 600 0 903">
          <text:p/>
        </draw:path>
        <draw:polygon draw:style-name="gr6" draw:text-style-name="P5" draw:layer="layout" svg:width="0.247cm" svg:height="0.353cm" svg:x="6.649cm" svg:y="35.344cm" svg:viewBox="0 0 248 354" draw:points="248,0 125,354 0,0">
          <text:p/>
        </draw:polygon>
        <draw:path draw:style-name="gr7" draw:text-style-name="P2" draw:layer="layout" svg:width="3.386cm" svg:height="1.27cm" svg:x="5.08cm" svg:y="28.081cm" svg:viewBox="0 0 3387 1271" svg:d="M2963 0h-2540c-212 0-423 211-423 423v424c0 212 211 424 423 424h2540c212 0 424-212 424-424v-424c0-212-212-423-424-423z">
          <text:p/>
        </draw:path>
        <draw:frame draw:style-name="gr4" draw:text-style-name="P4" draw:layer="layout" svg:width="3.02cm" svg:height="0.412cm" svg:x="5.274cm" svg:y="33.557cm">
          <draw:text-box>
            <text:p text:style-name="P3"><text:span text:style-name="T1">ApplyVQSR_indel</text:span></text:p>
          </draw:text-box>
        </draw:frame>
        <draw:path draw:style-name="gr5" draw:text-style-name="P2" draw:layer="layout" svg:width="0.717cm" svg:height="3.499cm" svg:x="5.607cm" svg:y="29.356cm" svg:viewBox="0 0 718 3500" svg:d="M718 0c-232 350-491 811-610 1266-144 545-144 724 0 1270 87 333 250 670 423 964">
          <text:p/>
        </draw:path>
        <draw:polygon draw:style-name="gr6" draw:text-style-name="P5" draw:layer="layout" svg:width="0.291cm" svg:height="0.365cm" svg:x="6.033cm" svg:y="32.79cm" svg:viewBox="0 0 292 366" draw:points="209,0 292,366 0,131">
          <text:p/>
        </draw:polygon>
        <draw:path draw:style-name="gr8" draw:text-style-name="P2" draw:layer="layout" svg:width="4.903cm" svg:height="1.27cm" svg:x="6.05cm" svg:y="30.621cm" svg:viewBox="0 0 4904 1271" svg:d="M4481 0h-4058c-212 0-423 211-423 423v424c0 212 211 424 423 424h4058c212 0 423-212 423-424v-424c0-212-211-423-423-423z">
          <text:p/>
        </draw:path>
        <draw:frame draw:style-name="gr4" draw:text-style-name="P4" draw:layer="layout" svg:width="2.86cm" svg:height="0.412cm" svg:x="5.362cm" svg:y="28.477cm">
          <draw:text-box>
            <text:p text:style-name="P3"><text:span text:style-name="T1">ApplyVQSR_SNP</text:span></text:p>
          </draw:text-box>
        </draw:frame>
        <draw:path draw:style-name="gr5" draw:text-style-name="P2" draw:layer="layout" svg:width="0.674cm" svg:height="0.963cm" svg:x="7.2cm" svg:y="29.361cm" svg:viewBox="0 0 675 964" svg:d="M0 0c203 290 450 643 675 964">
          <text:p/>
        </draw:path>
        <draw:polygon draw:style-name="gr6" draw:text-style-name="P5" draw:layer="layout" svg:width="0.303cm" svg:height="0.36cm" svg:x="7.776cm" svg:y="30.257cm" svg:viewBox="0 0 304 361" draw:points="202,0 304,361 0,143">
          <text:p/>
        </draw:polygon>
        <draw:path draw:style-name="gr5" draw:text-style-name="P2" draw:layer="layout" svg:width="0.673cm" svg:height="0.963cm" svg:x="7.401cm" svg:y="31.901cm" svg:viewBox="0 0 674 964" svg:d="M674 0c-203 290-451 644-674 964">
          <text:p/>
        </draw:path>
        <draw:polygon draw:style-name="gr6" draw:text-style-name="P5" draw:layer="layout" svg:width="0.304cm" svg:height="0.36cm" svg:x="7.195cm" svg:y="32.797cm" svg:viewBox="0 0 305 361" draw:points="305,143 0,361 101,0">
          <text:p/>
        </draw:polygon>
        <draw:path draw:style-name="gr9" draw:text-style-name="P2" draw:layer="layout" svg:width="3.352cm" svg:height="1.27cm" svg:x="6.79cm" svg:y="23.001cm" svg:viewBox="0 0 3353 1271" svg:d="M2930 0h-2506c-212 0-424 211-424 423v424c0 212 212 424 424 424h2506c211 0 423-212 423-424v-424c0-212-212-423-423-423z">
          <text:p/>
        </draw:path>
        <draw:frame draw:style-name="gr4" draw:text-style-name="P4" draw:layer="layout" svg:width="4.472cm" svg:height="0.412cm" svg:x="6.332cm" svg:y="31.017cm">
          <draw:text-box>
            <text:p text:style-name="P3"><text:span text:style-name="T1">VariantRecali</text:span><text:span text:style-name="T1">brator_Indel</text:span></text:p>
          </draw:text-box>
        </draw:frame>
        <draw:path draw:style-name="gr5" draw:text-style-name="P2" draw:layer="layout" svg:width="1.047cm" svg:height="3.488cm" svg:x="7.343cm" svg:y="24.276cm" svg:viewBox="0 0 1048 3489" svg:d="M1048 0c-93 643-278 1683-595 2536-120 322-288 657-453 953">
          <text:p/>
        </draw:path>
        <draw:polygon draw:style-name="gr6" draw:text-style-name="P5" draw:layer="layout" svg:width="0.284cm" svg:height="0.368cm" svg:x="7.161cm" svg:y="27.711cm" svg:viewBox="0 0 285 369" draw:points="285,124 0,369 71,0">
          <text:p/>
        </draw:polygon>
        <draw:path draw:style-name="gr10" draw:text-style-name="P2" draw:layer="layout" svg:width="4.727cm" svg:height="1.27cm" svg:x="2.751cm" svg:y="25.541cm" svg:viewBox="0 0 4728 1271" svg:d="M4304 0h-3880c-212 0-424 211-424 423v424c0 212 212 424 424 424h3880c213 0 424-212 424-424v-424c0-212-211-423-424-423z">
          <text:p/>
        </draw:path>
        <draw:frame draw:style-name="gr4" draw:text-style-name="P4" draw:layer="layout" svg:width="2.821cm" svg:height="0.412cm" svg:x="7.073cm" svg:y="23.397cm">
          <draw:text-box>
            <text:p text:style-name="P3"><text:span text:style-name="T1">HaplotypeCaller</text:span></text:p>
          </draw:text-box>
        </draw:frame>
        <draw:path draw:style-name="gr5" draw:text-style-name="P2" draw:layer="layout" svg:width="1.413cm" svg:height="1.041cm" svg:x="6.225cm" svg:y="24.281cm" svg:viewBox="0 0 1414 1042" svg:d="M1414 0c-426 315-952 702-1414 1042">
          <text:p/>
        </draw:path>
        <draw:polygon draw:style-name="gr6" draw:text-style-name="P5" draw:layer="layout" svg:width="0.357cm" svg:height="0.309cm" svg:x="5.934cm" svg:y="25.228cm" svg:viewBox="0 0 358 310" draw:points="358,200 0,310 210,0">
          <text:p/>
        </draw:polygon>
        <draw:path draw:style-name="gr5" draw:text-style-name="P2" draw:layer="layout" svg:width="0.646cm" svg:height="0.963cm" svg:x="5.525cm" svg:y="26.821cm" svg:viewBox="0 0 647 964" svg:d="M0 0c194 290 431 644 647 964">
          <text:p/>
        </draw:path>
        <draw:polygon draw:style-name="gr6" draw:text-style-name="P5" draw:layer="layout" svg:width="0.299cm" svg:height="0.362cm" svg:x="6.069cm" svg:y="27.715cm" svg:viewBox="0 0 300 363" draw:points="206,0 300,363 0,138">
          <text:p/>
        </draw:polygon>
        <draw:path draw:style-name="gr11" draw:text-style-name="P2" draw:layer="layout" svg:width="2.505cm" svg:height="1.27cm" svg:x="7.214cm" svg:y="20.461cm" svg:viewBox="0 0 2506 1271" svg:d="M2082 0h-1659c-212 0-423 211-423 423v424c0 212 211 424 423 424h1659c212 0 424-212 424-424v-424c0-212-212-423-424-423z">
          <text:p/>
        </draw:path>
        <draw:frame draw:style-name="gr4" draw:text-style-name="P4" draw:layer="layout" svg:width="4.307cm" svg:height="0.412cm" svg:x="3.034cm" svg:y="25.937cm">
          <draw:text-box>
            <text:p text:style-name="P3"><text:span text:style-name="T1">VariantRecalibrator_SNP</text:span></text:p>
          </draw:text-box>
        </draw:frame>
        <draw:path draw:style-name="gr5" draw:text-style-name="P2" draw:layer="layout" svg:width="0cm" svg:height="0.902cm" svg:x="8.466cm" svg:y="21.741cm" svg:viewBox="0 0 0 903" svg:d="M0 0c0 272 0 600 0 903">
          <text:p/>
        </draw:path>
        <draw:polygon draw:style-name="gr6" draw:text-style-name="P5" draw:layer="layout" svg:width="0.247cm" svg:height="0.353cm" svg:x="8.343cm" svg:y="22.644cm" svg:viewBox="0 0 248 354" draw:points="248,0 123,354 0,0">
          <text:p/>
        </draw:polygon>
        <draw:path draw:style-name="gr12" draw:text-style-name="P2" draw:layer="layout" svg:width="3.28cm" svg:height="1.27cm" svg:x="2.875cm" svg:y="23.001cm" svg:viewBox="0 0 3281 1271" svg:d="M2858 0h-2435c-212 0-423 211-423 423v424c0 212 211 424 423 424h2435c212 0 423-212 423-424v-424c0-212-211-423-423-423z">
          <text:p/>
        </draw:path>
        <draw:frame draw:style-name="gr4" draw:text-style-name="P4" draw:layer="layout" svg:width="1.983cm" svg:height="0.412cm" svg:x="7.497cm" svg:y="20.857cm">
          <draw:text-box>
            <text:p text:style-name="P3"><text:span text:style-name="T1">ApplyBQSR</text:span></text:p>
          </draw:text-box>
        </draw:frame>
        <draw:path draw:style-name="gr5" draw:text-style-name="P2" draw:layer="layout" svg:width="0.222cm" svg:height="0.913cm" svg:x="4.663cm" svg:y="24.281cm" svg:viewBox="0 0 223 914" svg:d="M0 0c67 275 149 607 223 914">
          <text:p/>
        </draw:path>
        <draw:polygon draw:style-name="gr6" draw:text-style-name="P5" draw:layer="layout" svg:width="0.24cm" svg:height="0.372cm" svg:x="4.765cm" svg:y="25.165cm" svg:viewBox="0 0 241 373" draw:points="241,0 204,373 0,58">
          <text:p/>
        </draw:polygon>
        <draw:path draw:style-name="gr13" draw:text-style-name="P2" draw:layer="layout" svg:width="3.669cm" svg:height="1.27cm" svg:x="8.29cm" svg:y="17.921cm" svg:viewBox="0 0 3670 1271" svg:d="M3246 0h-2823c-212 0-423 211-423 423v424c0 212 211 424 423 424h2823c212 0 424-212 424-424v-424c0-212-212-423-424-423z">
          <text:p/>
        </draw:path>
        <draw:frame draw:style-name="gr4" draw:text-style-name="P4" draw:layer="layout" svg:width="2.796cm" svg:height="0.412cm" svg:x="3.157cm" svg:y="23.397cm">
          <draw:text-box>
            <text:p text:style-name="P3"><text:span text:style-name="T1">IndexResources</text:span></text:p>
          </draw:text-box>
        </draw:frame>
        <draw:path draw:style-name="gr5" draw:text-style-name="P2" draw:layer="layout" svg:width="0.646cm" svg:height="0.963cm" svg:x="9.068cm" svg:y="19.201cm" svg:viewBox="0 0 647 964" svg:d="M647 0c-194 290-432 644-647 964">
          <text:p/>
        </draw:path>
        <draw:polygon draw:style-name="gr6" draw:text-style-name="P5" draw:layer="layout" svg:width="0.299cm" svg:height="0.362cm" svg:x="8.871cm" svg:y="20.095cm" svg:viewBox="0 0 300 363" draw:points="300,138 0,363 94,0">
          <text:p/>
        </draw:polygon>
        <draw:path draw:style-name="gr14" draw:text-style-name="P2" draw:layer="layout" svg:width="5.044cm" svg:height="1.27cm" svg:x="3.263cm" svg:y="15.381cm" svg:viewBox="0 0 5045 1271" svg:d="M4622 0h-4199c-212 0-423 211-423 423v424c0 212 211 424 423 424h4199c212 0 423-212 423-424v-424c0-212-211-423-423-423z">
          <text:p/>
        </draw:path>
        <draw:frame draw:style-name="gr4" draw:text-style-name="P4" draw:layer="layout" svg:width="3.185cm" svg:height="0.412cm" svg:x="8.573cm" svg:y="18.317cm">
          <draw:text-box>
            <text:p text:style-name="P3"><text:span text:style-name="T1">BaseRecalibration</text:span></text:p>
          </draw:text-box>
        </draw:frame>
        <draw:path draw:style-name="gr5" draw:text-style-name="P2" draw:layer="layout" svg:width="1.862cm" svg:height="3.479cm" svg:x="6.108cm" svg:y="16.655cm" svg:viewBox="0 0 1863 3480" svg:d="M0 0c465 865 1320 2464 1863 3480">
          <text:p/>
        </draw:path>
        <draw:polygon draw:style-name="gr6" draw:text-style-name="P5" draw:layer="layout" svg:width="0.276cm" svg:height="0.369cm" svg:x="7.866cm" svg:y="20.085cm" svg:viewBox="0 0 277 370" draw:points="218,0 277,370 0,117">
          <text:p/>
        </draw:polygon>
        <draw:path draw:style-name="gr5" draw:text-style-name="P2" draw:layer="layout" svg:width="1.9cm" svg:height="1.082cm" svg:x="6.847cm" svg:y="16.655cm" svg:viewBox="0 0 1901 1083" svg:d="M0 0c572 327 1286 733 1901 1083">
          <text:p/>
        </draw:path>
        <draw:polygon draw:style-name="gr6" draw:text-style-name="P5" draw:layer="layout" svg:width="0.368cm" svg:height="0.282cm" svg:x="8.691cm" svg:y="17.632cm" svg:viewBox="0 0 369 283" draw:points="122,0 369,283 0,216">
          <text:p/>
        </draw:polygon>
        <draw:path draw:style-name="gr15" draw:text-style-name="P2" draw:layer="layout" svg:width="3.387cm" svg:height="1.27cm" svg:x="8.96cm" svg:y="15.381cm" svg:viewBox="0 0 3388 1271" svg:d="M2964 0h-2541c-211 0-423 211-423 423v424c0 212 212 424 423 424h2541c212 0 424-212 424-424v-424c0-212-212-423-424-423z">
          <text:p/>
        </draw:path>
        <draw:frame draw:style-name="gr4" draw:text-style-name="P4" draw:layer="layout" svg:width="4.684cm" svg:height="0.412cm" svg:x="3.545cm" svg:y="15.777cm">
          <draw:text-box>
            <text:p text:style-name="P3"><text:span text:style-name="T1">AddOrReplaceReadGroups</text:span></text:p>
          </draw:text-box>
        </draw:frame>
        <draw:path draw:style-name="gr5" draw:text-style-name="P2" draw:layer="layout" svg:width="0.194cm" svg:height="0.903cm" svg:x="10.329cm" svg:y="16.661cm" svg:viewBox="0 0 195 904" svg:d="M195 0c-60 273-130 601-195 904">
          <text:p/>
        </draw:path>
        <draw:polygon draw:style-name="gr6" draw:text-style-name="P5" draw:layer="layout" svg:width="0.241cm" svg:height="0.371cm" svg:x="10.207cm" svg:y="17.546cm" svg:viewBox="0 0 242 372" draw:points="242,53 47,372 0,0">
          <text:p/>
        </draw:polygon>
        <draw:path draw:style-name="gr16" draw:text-style-name="P2" draw:layer="layout" svg:width="5.15cm" svg:height="1.27cm" svg:x="12.982cm" svg:y="15.381cm" svg:viewBox="0 0 5151 1271" svg:d="M4727 0h-4304c-212 0-423 211-423 423v424c0 212 211 424 423 424h4304c212 0 424-212 424-424v-424c0-212-212-423-424-423z">
          <text:p/>
        </draw:path>
        <draw:frame draw:style-name="gr4" draw:text-style-name="P4" draw:layer="layout" svg:width="2.948cm" svg:height="0.412cm" svg:x="9.243cm" svg:y="15.777cm">
          <draw:text-box>
            <text:p text:style-name="P3"><text:span text:style-name="T1">IndexFeatureFile</text:span></text:p>
          </draw:text-box>
        </draw:frame>
        <draw:path draw:style-name="gr5" draw:text-style-name="P2" draw:layer="layout" svg:width="2.452cm" svg:height="1.114cm" svg:x="11.776cm" svg:y="16.655cm" svg:viewBox="0 0 2453 1115" svg:d="M2453 0c-739 336-1667 758-2453 1115">
          <text:p/>
        </draw:path>
        <draw:polygon draw:style-name="gr6" draw:text-style-name="P5" draw:layer="layout" svg:width="0.372cm" svg:height="0.258cm" svg:x="11.449cm" svg:y="17.66cm" svg:viewBox="0 0 373 259" draw:points="373,226 0,259 271,0">
          <text:p/>
        </draw:polygon>
        <draw:path draw:style-name="gr17" draw:text-style-name="P2" draw:layer="layout" svg:width="3.88cm" svg:height="1.27cm" svg:x="3.845cm" svg:y="10.301cm" svg:viewBox="0 0 3881 1271" svg:d="M3458 0h-3035c-212 0-423 211-423 423v424c0 212 211 424 423 424h3035c212 0 423-212 423-424v-424c0-212-211-423-423-423z">
          <text:p/>
        </draw:path>
        <draw:frame draw:style-name="gr4" draw:text-style-name="P4" draw:layer="layout" svg:width="4.726cm" svg:height="0.412cm" svg:x="13.264cm" svg:y="15.777cm">
          <draw:text-box>
            <text:p text:style-name="P3"><text:span text:style-name="T1">CreateSequenceDictionary</text:span></text:p>
          </draw:text-box>
        </draw:frame>
        <draw:path draw:style-name="gr5" draw:text-style-name="P2" draw:layer="layout" svg:width="0.585cm" svg:height="3.485cm" svg:x="4.849cm" svg:y="11.571cm" svg:viewBox="0 0 586 3486" svg:d="M586 0c-188 356-399 825-497 1271-119 551-119 718 0 1270 71 320 199 652 336 945">
          <text:p/>
        </draw:path>
        <draw:polygon draw:style-name="gr6" draw:text-style-name="P5" draw:layer="layout" svg:width="0.268cm" svg:height="0.371cm" svg:x="5.166cm" svg:y="15.009cm" svg:viewBox="0 0 269 372" draw:points="222,0 269,372 0,110">
          <text:p/>
        </draw:polygon>
        <draw:path draw:style-name="gr18" draw:text-style-name="P2" draw:layer="layout" svg:width="4.269cm" svg:height="1.27cm" svg:x="5.238cm" svg:y="12.841cm" svg:viewBox="0 0 4270 1271" svg:d="M3847 0h-3423c-212 0-424 211-424 423v424c0 212 212 424 424 424h3423c211 0 423-212 423-424v-424c0-212-212-423-423-423z">
          <text:p/>
        </draw:path>
        <draw:frame draw:style-name="gr4" draw:text-style-name="P4" draw:layer="layout" svg:width="3.338cm" svg:height="0.412cm" svg:x="4.128cm" svg:y="10.697cm">
          <draw:text-box>
            <text:p text:style-name="P3"><text:span text:style-name="T1">remove_duplicates</text:span></text:p>
          </draw:text-box>
        </draw:frame>
        <draw:path draw:style-name="gr5" draw:text-style-name="P2" draw:layer="layout" svg:width="0.612cm" svg:height="0.953cm" svg:x="6.178cm" svg:y="11.581cm" svg:viewBox="0 0 613 954" svg:d="M0 0c184 287 409 637 613 954">
          <text:p/>
        </draw:path>
        <draw:polygon draw:style-name="gr6" draw:text-style-name="P5" draw:layer="layout" svg:width="0.295cm" svg:height="0.364cm" svg:x="6.69cm" svg:y="12.473cm" svg:viewBox="0 0 296 365" draw:points="208,0 296,365 0,135">
          <text:p/>
        </draw:polygon>
        <draw:path draw:style-name="gr5" draw:text-style-name="P2" draw:layer="layout" svg:width="0.612cm" svg:height="0.953cm" svg:x="6.368cm" svg:y="14.121cm" svg:viewBox="0 0 613 954" svg:d="M613 0c-184 287-408 637-613 954">
          <text:p/>
        </draw:path>
        <draw:polygon draw:style-name="gr6" draw:text-style-name="P5" draw:layer="layout" svg:width="0.295cm" svg:height="0.364cm" svg:x="6.173cm" svg:y="15.013cm" svg:viewBox="0 0 296 365" draw:points="296,135 0,365 87,0">
          <text:p/>
        </draw:polygon>
        <draw:path draw:style-name="gr19" draw:text-style-name="P2" draw:layer="layout" svg:width="3.88cm" svg:height="1.27cm" svg:x="13.617cm" svg:y="12.841cm" svg:viewBox="0 0 3881 1271" svg:d="M3457 0h-3034c-212 0-423 211-423 423v424c0 212 211 424 423 424h3034c212 0 424-212 424-424v-424c0-212-212-423-424-423z">
          <text:p/>
        </draw:path>
        <draw:frame draw:style-name="gr4" draw:text-style-name="P4" draw:layer="layout" svg:width="3.702cm" svg:height="0.412cm" svg:x="5.521cm" svg:y="13.237cm">
          <draw:text-box>
            <text:p text:style-name="P3"><text:span text:style-name="T1">samtools_index_bam</text:span></text:p>
          </draw:text-box>
        </draw:frame>
        <draw:path draw:style-name="gr5" draw:text-style-name="P2" draw:layer="layout" svg:width="0cm" svg:height="0.902cm" svg:x="15.557cm" svg:y="14.121cm" svg:viewBox="0 0 0 903" svg:d="M0 0c0 272 0 600 0 903">
          <text:p/>
        </draw:path>
        <draw:polygon draw:style-name="gr6" draw:text-style-name="P5" draw:layer="layout" svg:width="0.246cm" svg:height="0.353cm" svg:x="15.434cm" svg:y="15.024cm" svg:viewBox="0 0 247 354" draw:points="247,0 123,354 0,0">
          <text:p/>
        </draw:polygon>
        <draw:path draw:style-name="gr20" draw:text-style-name="P2" draw:layer="layout" svg:width="3.034cm" svg:height="1.27cm" svg:x="4.268cm" svg:y="7.761cm" svg:viewBox="0 0 3035 1271" svg:d="M2612 0h-2188c-212 0-424 211-424 423v424c0 212 212 424 424 424h2188c211 0 423-212 423-424v-424c0-212-212-423-423-423z">
          <text:p/>
        </draw:path>
        <draw:frame draw:style-name="gr4" draw:text-style-name="P4" draw:layer="layout" svg:width="3.3cm" svg:height="0.412cm" svg:x="13.899cm" svg:y="13.237cm">
          <draw:text-box>
            <text:p text:style-name="P3"><text:span text:style-name="T1">samtools_faidx_ref</text:span></text:p>
          </draw:text-box>
        </draw:frame>
        <draw:path draw:style-name="gr5" draw:text-style-name="P2" draw:layer="layout" svg:width="0cm" svg:height="0.902cm" svg:x="5.785cm" svg:y="9.041cm" svg:viewBox="0 0 0 903" svg:d="M0 0c0 272 0 600 0 903">
          <text:p/>
        </draw:path>
        <draw:polygon draw:style-name="gr6" draw:text-style-name="P5" draw:layer="layout" svg:width="0.247cm" svg:height="0.353cm" svg:x="5.662cm" svg:y="9.944cm" svg:viewBox="0 0 248 354" draw:points="248,0 124,354 0,0">
          <text:p/>
        </draw:polygon>
        <draw:path draw:style-name="gr21" draw:text-style-name="P2" draw:layer="layout" svg:width="3.246cm" svg:height="1.27cm" svg:x="4.162cm" svg:y="5.221cm" svg:viewBox="0 0 3247 1271" svg:d="M2824 0h-2400c-212 0-424 211-424 423v424c0 212 212 424 424 424h2400c211 0 423-212 423-424v-424c0-212-212-423-423-423z">
          <text:p/>
        </draw:path>
        <draw:frame draw:style-name="gr4" draw:text-style-name="P4" draw:layer="layout" svg:width="2.453cm" svg:height="0.412cm" svg:x="4.551cm" svg:y="8.157cm">
          <draw:text-box>
            <text:p text:style-name="P3"><text:span text:style-name="T1">samtools_sort</text:span></text:p>
          </draw:text-box>
        </draw:frame>
        <draw:path draw:style-name="gr5" draw:text-style-name="P2" draw:layer="layout" svg:width="0cm" svg:height="0.902cm" svg:x="5.785cm" svg:y="6.501cm" svg:viewBox="0 0 0 903" svg:d="M0 0c0 272 0 600 0 903">
          <text:p/>
        </draw:path>
        <draw:polygon draw:style-name="gr6" draw:text-style-name="P5" draw:layer="layout" svg:width="0.247cm" svg:height="0.353cm" svg:x="5.662cm" svg:y="7.404cm" svg:viewBox="0 0 248 354" draw:points="248,0 124,354 0,0">
          <text:p/>
        </draw:polygon>
        <draw:path draw:style-name="gr22" draw:text-style-name="P2" draw:layer="layout" svg:width="3.316cm" svg:height="1.27cm" svg:x="2.222cm" svg:y="2.681cm" svg:viewBox="0 0 3317 1271" svg:d="M2894 0h-2471c-211 0-423 211-423 423v424c0 212 212 424 423 424h2471c211 0 423-212 423-424v-424c0-212-212-423-423-423z">
          <text:p/>
        </draw:path>
        <draw:frame draw:style-name="gr4" draw:text-style-name="P4" draw:layer="layout" svg:width="2.716cm" svg:height="0.412cm" svg:x="4.445cm" svg:y="5.617cm">
          <draw:text-box>
            <text:p text:style-name="P3"><text:span text:style-name="T1">mapping_reads</text:span></text:p>
          </draw:text-box>
        </draw:frame>
        <draw:path draw:style-name="gr5" draw:text-style-name="P2" draw:layer="layout" svg:width="0.75cm" svg:height="0.972cm" svg:x="4.351cm" svg:y="3.961cm" svg:viewBox="0 0 751 973" svg:d="M0 0c226 293 501 651 751 973">
          <text:p/>
        </draw:path>
        <draw:polygon draw:style-name="gr6" draw:text-style-name="P5" draw:layer="layout" svg:width="0.314cm" svg:height="0.355cm" svg:x="5.006cm" svg:y="4.862cm" svg:viewBox="0 0 315 356" draw:points="197,0 315,356 0,151">
          <text:p/>
        </draw:polygon>
        <draw:path draw:style-name="gr23" draw:text-style-name="P2" draw:layer="layout" svg:width="3.105cm" svg:height="1.27cm" svg:x="6.173cm" svg:y="2.681cm" svg:viewBox="0 0 3106 1271" svg:d="M2682 0h-2259c-211 0-423 211-423 423v424c0 212 212 424 423 424h2259c212 0 424-212 424-424v-424c0-212-212-423-424-423z">
          <text:p/>
        </draw:path>
        <draw:frame draw:style-name="gr4" draw:text-style-name="P4" draw:layer="layout" svg:width="2.775cm" svg:height="0.412cm" svg:x="2.505cm" svg:y="3.077cm">
          <draw:text-box>
            <text:p text:style-name="P3"><text:span text:style-name="T1">trimming_reads</text:span></text:p>
          </draw:text-box>
        </draw:frame>
        <draw:path draw:style-name="gr5" draw:text-style-name="P2" draw:layer="layout" svg:width="0.764cm" svg:height="0.972cm" svg:x="6.482cm" svg:y="3.961cm" svg:viewBox="0 0 765 973" svg:d="M765 0c-230 293-511 651-765 973">
          <text:p/>
        </draw:path>
        <draw:polygon draw:style-name="gr6" draw:text-style-name="P5" draw:layer="layout" svg:width="0.315cm" svg:height="0.354cm" svg:x="6.259cm" svg:y="4.863cm" svg:viewBox="0 0 316 355" draw:points="316,153 0,355 121,0">
          <text:p/>
        </draw:polygon>
        <draw:path draw:style-name="gr24" draw:text-style-name="P2" draw:layer="layout" svg:width="7.479cm" svg:height="1.27cm" svg:x="0.141cm" svg:y="0.141cm" svg:viewBox="0 0 7480 1271" svg:d="M7056 0h-6633c-212 0-423 211-423 423v424c0 212 211 424 423 424h6633c212 0 424-212 424-424v-424c0-212-212-423-424-423z">
          <text:p/>
        </draw:path>
        <draw:frame draw:style-name="gr4" draw:text-style-name="P4" draw:layer="layout" svg:width="2.538cm" svg:height="0.412cm" svg:x="6.456cm" svg:y="3.077cm">
          <draw:text-box>
            <text:p text:style-name="P3"><text:span text:style-name="T1">bwa_index_ref</text:span></text:p>
          </draw:text-box>
        </draw:frame>
        <draw:frame draw:style-name="gr4" draw:text-style-name="P4" draw:layer="layout" svg:width="2.525cm" svg:height="0.412cm" svg:x="2.646cm" svg:y="0.343cm">
          <draw:text-box>
            <text:p text:style-name="P3"><text:span text:style-name="T1">fastqc_reports</text:span></text:p>
          </draw:text-box>
        </draw:frame>
        <draw:path draw:style-name="gr5" draw:text-style-name="P2" draw:layer="layout" svg:width="0cm" svg:height="0.902cm" svg:x="3.88cm" svg:y="1.421cm" svg:viewBox="0 0 0 903" svg:d="M0 0c0 272 0 600 0 903">
          <text:p/>
        </draw:path>
        <draw:polygon draw:style-name="gr6" draw:text-style-name="P5" draw:layer="layout" svg:width="0.247cm" svg:height="0.353cm" svg:x="3.757cm" svg:y="2.324cm" svg:viewBox="0 0 248 354" draw:points="248,0 124,354 0,0">
          <text:p/>
        </draw:polygon>
        <draw:frame draw:style-name="gr4" draw:text-style-name="P4" draw:layer="layout" svg:width="7.084cm" svg:height="0.412cm" svg:x="0.423cm" svg:y="0.731cm">
          <draw:text-box>
            <text:p text:style-name="P3"><text:span text:style-name="T1">sample: WES_chr1_50X_E0.005_merg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stroke-dash7" draw:style="rect" draw:dots1="1" draw:dots1-length="0.211cm" draw:distance="0.2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8.273cm" fo:page-height="3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7T14:24:42.910672954</dc:date>
    <meta:editing-duration>PT10M20S</meta:editing-duration>
    <meta:editing-cycles>1</meta:editing-cycles>
    <meta:document-statistic meta:object-count="88"/>
    <meta:generator>LibreOffice/5.4.3.2$Linux_X86_64 LibreOffice_project/92a7159f7e4af62137622921e809f8546db437e5</meta:generator>
  </office:meta>
</office:document-meta>
</file>